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fo:color="#FF0000" fo:font-size="14pt" style:font-size-asian="14pt" style:font-size-complex="14pt"/>
    </style:style>
  </office:automatic-styles>
  <office:body>
    <office:text text:use-soft-page-breaks="true">
      <text:p text:style-name="P1">Objectifs des cours :</text:p>
      <text:p text:style-name="Normal">Virtualisation</text:p>
      <text:p text:style-name="Normal">Voir l’incidence des codes sur les matériels (serveurs)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ary</meta:initial-creator>
    <dc:creator>Gary</dc:creator>
    <meta:creation-date>2018-11-06T12:33:00Z</meta:creation-date>
    <dc:date>2018-11-06T16:12:00Z</dc:date>
    <meta:template xlink:href="Normal" xlink:type="simple"/>
    <meta:editing-cycles>4</meta:editing-cycles>
    <meta:editing-duration>PT13140S</meta:editing-duration>
    <meta:document-statistic meta:page-count="1" meta:paragraph-count="1" meta:word-count="14" meta:character-count="94" meta:row-count="1" meta:non-whitespace-character-count="81"/>
  </office:meta>
</office:document-meta>
</file>